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3fa9e" officeooo:paragraph-rsid="0003fa9e"/>
    </style:style>
    <style:style style:name="T1" style:family="text">
      <style:text-properties officeooo:rsid="0005e4cb"/>
    </style:style>
    <style:style style:name="T2" style:family="text">
      <style:text-properties officeooo:rsid="0006b2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i srii <text:span text:style-name="T2">how r 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1:13:09.074373120</dc:date>
    <dc:creator>acer </dc:creator>
    <meta:editing-duration>PT16M28S</meta:editing-duration>
    <meta:editing-cycles>1</meta:editing-cycles>
    <meta:document-statistic meta:table-count="0" meta:image-count="0" meta:object-count="0" meta:page-count="1" meta:paragraph-count="1" meta:word-count="5" meta:character-count="16" meta:non-whitespace-character-count="12"/>
  </office:meta>
</office:document-meta>
</file>